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git_109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09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0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2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3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4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5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6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7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8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19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0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2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5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6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8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2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0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1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2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4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5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8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39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4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5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6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8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4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0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_15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7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₹ </number:text>
      <number:number number:decimal-places="0" loext:min-decimal-places="0" number:min-integer-digits="1" number:grouping="true"/>
    </number:number-style>
    <number:number-style style:name="N121">
      <number:text>₹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2" loext:min-decimal-places="2" number:min-integer-digits="1" number:grouping="true"/>
    </number:number-style>
    <number:number-style style:name="N123">
      <number:text>₹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₹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₹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doot Sheet</meta:initial-creator>
    <meta:creation-date>2016-08-17T11:52:35</meta:creation-date>
    <dc:date>2017-03-09T14:45:29.484338374</dc:date>
    <meta:editing-duration>PT2M12S</meta:editing-duration>
    <meta:editing-cycles>1</meta:editing-cycles>
    <meta:document-statistic meta:table-count="3" meta:cell-count="818" meta:object-count="0"/>
    <meta:generator>LibreOffice/5.1.6.2$Linux_X86_64 LibreOffice_project/10m0$Build-2</meta:generator>
  </office:meta>
</office:document-meta>
</file>